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16mm"/>
    </style:style>
    <style:style style:name="co3" style:family="table-column">
      <style:table-column-properties fo:break-before="auto" style:column-width="97.21mm"/>
    </style:style>
    <style:style style:name="co4" style:family="table-column">
      <style:table-column-properties fo:break-before="auto" style:column-width="74.07mm"/>
    </style:style>
    <style:style style:name="co5" style:family="table-column">
      <style:table-column-properties fo:break-before="auto" style:column-width="26.74mm"/>
    </style:style>
    <style:style style:name="co6" style:family="table-column">
      <style:table-column-properties fo:break-before="auto" style:column-width="15.06mm"/>
    </style:style>
    <style:style style:name="co7" style:family="table-column">
      <style:table-column-properties fo:break-before="auto" style:column-width="47.75mm"/>
    </style:style>
    <style:style style:name="co8" style:family="table-column">
      <style:table-column-properties fo:break-before="auto" style:column-width="65.58mm"/>
    </style:style>
    <style:style style:name="co9" style:family="table-column">
      <style:table-column-properties fo:break-before="auto" style:column-width="39.9mm"/>
    </style:style>
    <style:style style:name="co10" style:family="table-column">
      <style:table-column-properties fo:break-before="auto" style:column-width="28.01mm"/>
    </style:style>
    <style:style style:name="co11" style:family="table-column">
      <style:table-column-properties fo:break-before="auto" style:column-width="46.06mm"/>
    </style:style>
    <style:style style:name="co12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6.51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12.52mm" fo:break-before="auto" style:use-optimal-row-height="true"/>
    </style:style>
    <style:style style:name="ro6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wrap-option="wrap" fo:border="0.06pt solid #000000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26"/>
        <table:table-column table:style-name="co3" table:default-cell-style-name="ce10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itel-Test</text:p>
          </table:table-cell>
          <table:table-cell table:style-name="ce7"/>
          <table:table-cell table:style-name="ce9"/>
          <table:table-cell/>
          <table:table-cell table:style-name="ce4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30"/>
          <table:table-cell table:style-name="ce30" office:value-type="string" calcext:value-type="string" table:number-columns-spanned="2" table:number-rows-spanned="1">
            <text:p>Kurs bearbeiten</text:p>
          </table:table-cell>
          <table:covered-table-cell table:style-name="ce30" office:value-type="string" calcext:value-type="string">
            <text:p>Kurs anlegen</text:p>
          </table:covered-table-cell>
          <table:table-cell table:number-columns-repeated="10"/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Text, RegExp: "[a-zA-Z]+\D*[0-9]*"</text:p>
          </table:table-cell>
          <table:table-cell office:value-type="string" calcext:value-type="string">
            <text:p>„Sport im Wald“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123“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1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table:style-name="ce4" table:number-columns-repeated="2"/>
          <table:table-cell table:style-name="ce11"/>
          <table:table-cell table:number-columns-repeated="2"/>
          <table:table-cell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Titel</text:p>
          </table:table-cell>
          <table:table-cell table:style-name="ce2" office:value-type="string" calcext:value-type="string">
            <text:p>Kürzel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Bewertung</text:p>
          </table:table-cell>
          <table:table-cell table:style-name="ce2" office:value-type="string" calcext:value-type="string">
            <text:p>Hinweis</text:p>
          </table:table-cell>
          <table:table-cell table:style-name="ce19" office:value-type="string" calcext:value-type="string">
            <text:p>Teilnehmerzahl-unb.</text:p>
          </table:table-cell>
          <table:table-cell table:style-name="ce2" office:value-type="string" calcext:value-type="string">
            <text:p>Teilnehmerzahl</text:p>
          </table:table-cell>
          <table:table-cell table:style-name="ce2" office:value-type="string" calcext:value-type="string">
            <text:p>Themen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</table:table-row>
        <table:table-row table:style-name="ro2">
          <table:table-cell table:style-name="ce5" office:value-type="string" calcext:value-type="string">
            <text:p>Kürzel-Test</text:p>
          </table:table-cell>
          <table:table-cell table:style-name="ce4"/>
          <table:table-cell table:style-name="ce11"/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gÄ11 gÄ21 gÄ31 gÄ41 gÄ51 gÄ6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disabled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Navigation zu Kursliste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3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uÄ11 gÄ21 gÄ31 gÄ41 gÄ51 gÄ61 gÄ81</text:p>
          </table:table-cell>
          <table:table-cell table:style-name="ce14" office:value-type="string" calcext:value-type="string">
            <text:p>„123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disabled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Der Titel muss aus mindestens einem Buchstaben bestehen und mit einem Buchstaben anfange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2">
          <table:table-cell office:value-type="string" calcext:value-type="string">
            <text:p>gÄ21</text:p>
          </table:table-cell>
          <table:table-cell office:value-type="string" calcext:value-type="string">
            <text:p>Text, RegExp: "^[A-Z]{2,3}$"</text:p>
          </table:table-cell>
          <table:table-cell office:value-type="string" calcext:value-type="string">
            <text:p>„SIW“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uÄ12 gÄ21 gÄ31 gÄ41 gÄ51 gÄ61 gÄ81</text:p>
          </table:table-cell>
          <table:table-cell table:style-name="ce14" office:value-type="string" calcext:value-type="string">
            <text:p>„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disabled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Geben Sie ein Titel a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2">
          <table:table-cell office:value-type="string" calcext:value-type="string">
            <text:p>uÄ2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sport“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gÄ11 uÄ21 gÄ31 gÄ41 gÄ51 gÄ6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port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disabled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Das Kürzel muss aus 2-3 Großbuchstaben bestehe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2">
          <table:table-cell office:value-type="string" calcext:value-type="string">
            <text:p>uÄ2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gÄ11 uÄ22 gÄ31 gÄ41 gÄ51 gÄ6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disabled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Geben Sie ein Kürzel a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4">
          <table:table-cell table:style-name="ce4" table:number-columns-repeated="2"/>
          <table:table-cell table:style-name="ce5"/>
          <table:table-cell table:number-columns-repeated="2"/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gÄ11 gÄ21 uÄ31 gÄ41 gÄ51 gÄ6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4" office:value-type="string" calcext:value-type="string">
            <text:p>„-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disabled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Die Beschreibung kann nicht mit einem Sonderzeichen anfangen oder leer bleibe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2">
          <table:table-cell table:style-name="ce5" office:value-type="string" calcext:value-type="string">
            <text:p>Beschreibung-Test</text:p>
          </table:table-cell>
          <table:table-cell table:style-name="ce4"/>
          <table:table-cell table:style-name="ce11"/>
          <table:table-cell table:number-columns-repeated="2"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gÄ11 gÄ21 uÄ32 gÄ41 gÄ51 gÄ6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4" office:value-type="string" calcext:value-type="string">
            <text:p>„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disabled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Geben Sie eine Beschreibung a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4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gÄ11 gÄ21 gÄ31 uÄ41 gÄ51 gÄ6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4" office:value-type="string" calcext:value-type="string">
            <text:p>„-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disabled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Die Bewertung kann nicht mit einem Sonderzeichen anfangen oder leer bleibe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2">
          <table:table-cell office:value-type="string" calcext:value-type="string">
            <text:p>gÄ31</text:p>
          </table:table-cell>
          <table:table-cell office:value-type="string" calcext:value-type="string">
            <text:p>Text, RegExp: "[a-zA-Z0-9]+\D*"</text:p>
          </table:table-cell>
          <table:table-cell office:value-type="string" calcext:value-type="string">
            <text:p>„Wir machen Sport im Wald, zum Beispiel joggen.“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gÄ11 gÄ21 gÄ31 uÄ42 gÄ51 gÄ6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4" office:value-type="string" calcext:value-type="string">
            <text:p>„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disabled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Geben Sie eine Bewertung a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5">
          <table:table-cell office:value-type="string" calcext:value-type="string">
            <text:p>uÄ3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-“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gÄ11 gÄ21 gÄ31 gÄ41 uÄ51 gÄ6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4" office:value-type="string" calcext:value-type="string">
            <text:p>„-“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disabled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Der Hinweis kann nicht mit einem Sonderzeichen anfangen oder leer bleibe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2">
          <table:table-cell office:value-type="string" calcext:value-type="string">
            <text:p>uÄ3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gÄ11 gÄ21 gÄ31 gÄ41 uÄ52 gÄ6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4" office:value-type="string" calcext:value-type="string">
            <text:p>„“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disabled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Geben Sie einen Hinweis a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2">
          <table:table-cell table:style-name="ce4" table:number-columns-repeated="2"/>
          <table:table-cell table:style-name="ce11"/>
          <table:table-cell table:number-columns-repeated="2"/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gÄ11 gÄ21 gÄ31 gÄ41 gÄ51 gÄ61 u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disabled</text:p>
          </table:table-cell>
          <table:table-cell table:style-name="ce14" office:value-type="string" calcext:value-type="string">
            <text:p>leere Liste</text:p>
          </table:table-cell>
          <table:table-cell table:style-name="ce17" office:value-type="string" calcext:value-type="string">
            <text:p>Bitte legen Sie mindestens 1 Thema a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2">
          <table:table-cell table:style-name="ce5" office:value-type="string" calcext:value-type="string">
            <text:p>Bewertung-Test</text:p>
          </table:table-cell>
          <table:table-cell table:style-name="ce4"/>
          <table:table-cell table:style-name="ce11"/>
          <table:table-cell/>
          <table:table-cell table:style-name="ce13"/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gÄ11 gÄ21 gÄ31 gÄ41 gÄ51 gÄ62 gÄ7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Navigation zu Kursliste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3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13"/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uÄ11 gÄ21 gÄ31 gÄ41 gÄ51 gÄ62 gÄ71 gÄ81</text:p>
          </table:table-cell>
          <table:table-cell table:style-name="ce14" office:value-type="string" calcext:value-type="string">
            <text:p>„123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Der Titel muss aus mindestens einem Buchstaben bestehen und mit einem Buchstaben anfange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2">
          <table:table-cell office:value-type="string" calcext:value-type="string">
            <text:p>gÄ41</text:p>
          </table:table-cell>
          <table:table-cell office:value-type="string" calcext:value-type="string">
            <text:p>Text, RegExp: "[a-zA-Z0-9]+\D*"</text:p>
          </table:table-cell>
          <table:table-cell office:value-type="string" calcext:value-type="string">
            <text:p>„Wer immer super motiviert ist bekommt gute Bewertungen.“</text:p>
          </table:table-cell>
          <table:table-cell/>
          <table:table-cell table:style-name="ce13"/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uÄ12 gÄ21 gÄ31 gÄ41 gÄ51 gÄ62 gÄ71 gÄ81</text:p>
          </table:table-cell>
          <table:table-cell table:style-name="ce14" office:value-type="string" calcext:value-type="string">
            <text:p>„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Geben Sie ein Titel a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2">
          <table:table-cell office:value-type="string" calcext:value-type="string">
            <text:p>uÄ4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-“</text:p>
          </table:table-cell>
          <table:table-cell/>
          <table:table-cell table:style-name="ce13"/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gÄ11 uÄ21 gÄ31 gÄ41 gÄ51 gÄ62 gÄ7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port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Das Kürzel muss aus 2-3 Großbuchstaben bestehe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2">
          <table:table-cell office:value-type="string" calcext:value-type="string">
            <text:p>uÄ4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/>
          <table:table-cell table:style-name="ce4"/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gÄ11 uÄ22 gÄ31 gÄ41 gÄ51 gÄ62 gÄ7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Geben Sie ein Kürzel a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4">
          <table:table-cell table:style-name="ce4" table:number-columns-repeated="2"/>
          <table:table-cell table:style-name="ce11"/>
          <table:table-cell/>
          <table:table-cell table:style-name="ce4"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gÄ11 gÄ21 uÄ31 gÄ41 gÄ51 gÄ62 gÄ7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4" office:value-type="string" calcext:value-type="string">
            <text:p>„-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Die Beschreibung kann nicht mit einem Sonderzeichen anfangen oder leer bleibe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2">
          <table:table-cell table:style-name="ce5" office:value-type="string" calcext:value-type="string">
            <text:p>Hinweis-Test</text:p>
          </table:table-cell>
          <table:table-cell table:style-name="ce4"/>
          <table:table-cell table:style-name="ce11"/>
          <table:table-cell/>
          <table:table-cell table:style-name="ce4"/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gÄ11 gÄ21 uÄ32 gÄ41 gÄ51 gÄ62 gÄ7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4" office:value-type="string" calcext:value-type="string">
            <text:p>„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Geben Sie eine Beschreibung a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4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4"/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gÄ11 gÄ21 gÄ31 uÄ41 gÄ51 gÄ62 gÄ7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4" office:value-type="string" calcext:value-type="string">
            <text:p>„-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Die Bewertung kann nicht mit einem Sonderzeichen anfangen oder leer bleibe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2">
          <table:table-cell office:value-type="string" calcext:value-type="string">
            <text:p>gÄ51</text:p>
          </table:table-cell>
          <table:table-cell office:value-type="string" calcext:value-type="string">
            <text:p>Text, RegExp: "[a-zA-Z0-9]+\D*"</text:p>
          </table:table-cell>
          <table:table-cell office:value-type="string" calcext:value-type="string">
            <text:p>„Immer an Wetterfeste Kleidung denken.“</text:p>
          </table:table-cell>
          <table:table-cell/>
          <table:table-cell table:style-name="ce4"/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gÄ11 gÄ21 gÄ31 uÄ42 gÄ51 gÄ62 gÄ7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4" office:value-type="string" calcext:value-type="string">
            <text:p>„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Geben Sie eine Bewertung a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5">
          <table:table-cell office:value-type="string" calcext:value-type="string">
            <text:p>uÄ5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-“</text:p>
          </table:table-cell>
          <table:table-cell/>
          <table:table-cell table:style-name="ce4"/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gÄ11 gÄ21 gÄ31 gÄ41 uÄ51 gÄ62 gÄ7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4" office:value-type="string" calcext:value-type="string">
            <text:p>„-“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Der Hinweis kann nicht mit einem Sonderzeichen anfangen oder leer bleiben.</text:p>
          </table:table-cell>
          <table:table-cell table:style-name="ce20" office:value-type="string" calcext:value-type="string">
            <text:p>🗸</text:p>
          </table:table-cell>
        </table:table-row>
        <table:table-row table:style-name="ro2">
          <table:table-cell office:value-type="string" calcext:value-type="string">
            <text:p>uÄ5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/>
          <table:table-cell table:style-name="ce4"/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gÄ11 gÄ21 gÄ31 gÄ41 uÄ52 gÄ62 gÄ7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4" office:value-type="string" calcext:value-type="string">
            <text:p>„“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Geben Sie einen Hinweis an.</text:p>
          </table:table-cell>
          <table:table-cell table:style-name="ce20" office:value-type="string" calcext:value-type="string">
            <text:p>🗸 </text:p>
          </table:table-cell>
        </table:table-row>
        <table:table-row table:style-name="ro3">
          <table:table-cell table:style-name="ce4" table:number-columns-repeated="2"/>
          <table:table-cell table:style-name="ce11"/>
          <table:table-cell/>
          <table:table-cell table:style-name="ce4"/>
          <table:table-cell office:value-type="float" office:value="24" calcext:value-type="float">
            <text:p>24</text:p>
          </table:table-cell>
          <table:table-cell table:style-name="ce14" office:value-type="string" calcext:value-type="string">
            <text:p>gÄ11 gÄ21 gÄ31 gÄ41 gÄ51 gÄ62 uÄ71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„Test“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teilnehmerzahl: Bei 'Test' muss es sich um eine Zahl zwischen -2147483648 und 2147483647 handeln. Beispiel: 9346 </text:p>
          </table:table-cell>
          <table:table-cell table:style-name="ce20" office:value-type="string" calcext:value-type="string">
            <text:p>🗸</text:p>
          </table:table-cell>
        </table:table-row>
        <table:table-row table:style-name="ro2">
          <table:table-cell table:style-name="ce5" office:value-type="string" calcext:value-type="string">
            <text:p>Teilnehmerzahl-Unbegrenzt-Test</text:p>
          </table:table-cell>
          <table:table-cell table:style-name="ce4"/>
          <table:table-cell table:style-name="ce11"/>
          <table:table-cell/>
          <table:table-cell table:style-name="ce4"/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gÄ11 gÄ21 gÄ31 gÄ41 gÄ51 gÄ62 uÄ72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„“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Bitte geben Sie die Teilnehmerzahl an. </text:p>
          </table:table-cell>
          <table:table-cell table:style-name="ce20" office:value-type="string" calcext:value-type="string">
            <text:p>🗸</text:p>
          </table:table-cell>
        </table:table-row>
        <table:table-row table:style-name="ro6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4"/>
          <table:table-cell office:value-type="float" office:value="26" calcext:value-type="float">
            <text:p>26</text:p>
          </table:table-cell>
          <table:table-cell table:style-name="ce14" office:value-type="string" calcext:value-type="string">
            <text:p>gÄ11 gÄ21 gÄ31 gÄ41 gÄ51 gÄ62 uÄ73 g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float" office:value="-20" calcext:value-type="float">
            <text:p>-20</text:p>
          </table:table-cell>
          <table:table-cell table:style-name="ce17" office:value-type="string" calcext:value-type="string">
            <text:p>Liste: 60% Laufen (Joggen), 40% Sprints</text:p>
          </table:table-cell>
          <table:table-cell table:style-name="ce17" office:value-type="string" calcext:value-type="string">
            <text:p>Die Teilnehmerzahl muss größer als 0 sein.</text:p>
          </table:table-cell>
          <table:table-cell table:style-name="ce20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gÄ61</text:p>
          </table:table-cell>
          <table:table-cell office:value-type="string" calcext:value-type="string">
            <text:p>Häkchen setzen</text:p>
          </table:table-cell>
          <table:table-cell office:value-type="string" calcext:value-type="string">
            <text:p>true</text:p>
          </table:table-cell>
          <table:table-cell/>
          <table:table-cell table:style-name="ce4"/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gÄ11 gÄ21 gÄ31 gÄ41 gÄ51 gÄ62 gÄ71 uÄ81</text:p>
          </table:table-cell>
          <table:table-cell table:style-name="ce14" office:value-type="string" calcext:value-type="string">
            <text:p>„Sport im Wald“</text:p>
          </table:table-cell>
          <table:table-cell table:style-name="ce14" office:value-type="string" calcext:value-type="string">
            <text:p>„SIW“</text:p>
          </table:table-cell>
          <table:table-cell table:style-name="ce17" office:value-type="string" calcext:value-type="string">
            <text:p>„Wir machen Sport im Wald, zum Beispiel joggen.“</text:p>
          </table:table-cell>
          <table:table-cell table:style-name="ce17" office:value-type="string" calcext:value-type="string">
            <text:p>„Wer immer super motiviert ist bekommt gute Bewertungen.“</text:p>
          </table:table-cell>
          <table:table-cell table:style-name="ce17" office:value-type="string" calcext:value-type="string">
            <text:p>„Immer an Wetterfeste Kleidung denken.“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leere Liste</text:p>
          </table:table-cell>
          <table:table-cell table:style-name="ce17" office:value-type="string" calcext:value-type="string">
            <text:p>Bitte legen Sie mindestens 1 Thema an.</text:p>
          </table:table-cell>
          <table:table-cell table:style-name="ce20" office:value-type="string" calcext:value-type="string">
            <text:p>🗸</text:p>
          </table:table-cell>
        </table:table-row>
        <table:table-row table:style-name="ro1">
          <table:table-cell office:value-type="string" calcext:value-type="string">
            <text:p>gÄ62</text:p>
          </table:table-cell>
          <table:table-cell office:value-type="string" calcext:value-type="string">
            <text:p>kein Häkchen setzen</text:p>
          </table:table-cell>
          <table:table-cell office:value-type="string" calcext:value-type="string">
            <text:p>false</text:p>
          </table:table-cell>
          <table:table-cell/>
          <table:table-cell table:style-name="ce4" table:number-columns-repeated="2"/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style-name="ce4" table:number-columns-repeated="2"/>
          <table:table-cell table:number-columns-repeated="11"/>
        </table:table-row>
        <table:table-row table:style-name="ro1">
          <table:table-cell table:style-name="ce5" office:value-type="string" calcext:value-type="string">
            <text:p>Teilnehmerzahl-Test</text:p>
          </table:table-cell>
          <table:table-cell table:style-name="ce4"/>
          <table:table-cell table:style-name="ce11"/>
          <table:table-cell table:style-name="Default"/>
          <table:table-cell/>
          <table:table-cell table:style-name="ce30" office:value-type="string" calcext:value-type="string" table:number-columns-spanned="2" table:number-rows-spanned="1">
            <text:p>Thema anlegen</text:p>
          </table:table-cell>
          <table:covered-table-cell/>
          <table:table-cell table:number-columns-repeated="10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Ä71</text:p>
          </table:table-cell>
          <table:table-cell office:value-type="string" calcext:value-type="string">
            <text:p>Zahl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/>
          <table:table-cell office:value-type="string" calcext:value-type="string">
            <text:p>Nr.</text:p>
          </table:table-cell>
          <table:table-cell table:style-name="ce2"/>
          <table:table-cell table:style-name="ce15" office:value-type="string" calcext:value-type="string" table:number-columns-spanned="2" table:number-rows-spanned="1">
            <text:p>Anteil</text:p>
          </table:table-cell>
          <table:covered-table-cell table:style-name="ce2"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Schwerpunkt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Ä71</text:p>
          </table:table-cell>
          <table:table-cell office:value-type="string" calcext:value-type="string">
            <text:p>keine Zahl</text:p>
          </table:table-cell>
          <table:table-cell office:value-type="string" calcext:value-type="string">
            <text:p>„Test“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gÄ91 gÄ101 gÄ111</text:p>
          </table:table-cell>
          <table:table-cell table:style-name="ce16" office:value-type="float" office:value="60" calcext:value-type="float" table:number-columns-spanned="2" table:number-rows-spanned="1">
            <text:p>60</text:p>
          </table:table-cell>
          <table:covered-table-cell table:style-name="ce26"/>
          <table:table-cell table:style-name="ce26" office:value-type="string" calcext:value-type="string">
            <text:p>„Laufen“</text:p>
          </table:table-cell>
          <table:table-cell table:style-name="ce26" office:value-type="string" calcext:value-type="string">
            <text:p>„Ausdauer“</text:p>
          </table:table-cell>
          <table:table-cell table:style-name="ce26" office:value-type="string" calcext:value-type="string">
            <text:p>Thema erscheint in Liste</text:p>
          </table:table-cell>
          <table:table-cell table:style-name="ce20" office:value-type="string" calcext:value-type="string">
            <text:p>🗸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Ä7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uÄ91 gÄ101 gÄ111</text:p>
          </table:table-cell>
          <table:table-cell table:style-name="ce16" office:value-type="string" calcext:value-type="string" table:number-columns-spanned="2" table:number-rows-spanned="1">
            <text:p>„Test“</text:p>
          </table:table-cell>
          <table:covered-table-cell table:style-name="ce26"/>
          <table:table-cell table:style-name="ce26" office:value-type="string" calcext:value-type="string">
            <text:p>„Laufen“</text:p>
          </table:table-cell>
          <table:table-cell table:style-name="ce26" office:value-type="string" calcext:value-type="string">
            <text:p>„Ausdauer“</text:p>
          </table:table-cell>
          <table:table-cell table:style-name="ce18" office:value-type="string" calcext:value-type="string">
            <text:p>Bitte geben Sie eine Zahl an</text:p>
          </table:table-cell>
          <table:table-cell table:style-name="ce26" office:value-type="string" calcext:value-type="string">
            <text:p>x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Ä73</text:p>
          </table:table-cell>
          <table:table-cell office:value-type="string" calcext:value-type="string">
            <text:p>Zahl &lt; 0</text:p>
          </table:table-cell>
          <table:table-cell office:value-type="float" office:value="-20" calcext:value-type="float">
            <text:p>-20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uÄ92 gÄ101 gÄ111</text:p>
          </table:table-cell>
          <table:table-cell table:style-name="ce16" office:value-type="float" office:value="120" calcext:value-type="float" table:number-columns-spanned="2" table:number-rows-spanned="1">
            <text:p>120</text:p>
          </table:table-cell>
          <table:covered-table-cell table:style-name="ce26"/>
          <table:table-cell table:style-name="ce26" office:value-type="string" calcext:value-type="string">
            <text:p>„Laufen“</text:p>
          </table:table-cell>
          <table:table-cell table:style-name="ce26" office:value-type="string" calcext:value-type="string">
            <text:p>„Ausdauer“</text:p>
          </table:table-cell>
          <table:table-cell table:style-name="ce18" office:value-type="string" calcext:value-type="string">
            <text:p>Die Summe der Themen-Anteile darf maximal 100 betragen!</text:p>
          </table:table-cell>
          <table:table-cell table:style-name="ce20" office:value-type="string" calcext:value-type="string">
            <text:p>🗸 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Themen</text:p>
          </table:table-cell>
          <table:table-cell table:style-name="Default" table:number-columns-repeated="3"/>
          <table:table-cell/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uÄ93 gÄ101 gÄ111</text:p>
          </table:table-cell>
          <table:table-cell table:style-name="ce16" office:value-type="float" office:value="-10" calcext:value-type="float" table:number-columns-spanned="2" table:number-rows-spanned="1">
            <text:p>-10</text:p>
          </table:table-cell>
          <table:covered-table-cell table:style-name="ce26"/>
          <table:table-cell table:style-name="ce26" office:value-type="string" calcext:value-type="string">
            <text:p>„Laufen“</text:p>
          </table:table-cell>
          <table:table-cell table:style-name="ce26" office:value-type="string" calcext:value-type="string">
            <text:p>„Ausdauer“</text:p>
          </table:table-cell>
          <table:table-cell table:style-name="ce18" office:value-type="string" calcext:value-type="string">
            <text:p>Der Anteil muss größer 0 sein.</text:p>
          </table:table-cell>
          <table:table-cell table:style-name="ce20" office:value-type="string" calcext:value-type="string">
            <text:p>🗸 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uÄ94 gÄ101 gÄ111</text:p>
          </table:table-cell>
          <table:table-cell table:style-name="ce16" office:value-type="string" calcext:value-type="string" table:number-columns-spanned="2" table:number-rows-spanned="1">
            <text:p>51 (+60)</text:p>
          </table:table-cell>
          <table:covered-table-cell table:style-name="ce26"/>
          <table:table-cell table:style-name="ce26" office:value-type="string" calcext:value-type="string">
            <text:p>„Laufen“</text:p>
          </table:table-cell>
          <table:table-cell table:style-name="ce26" office:value-type="string" calcext:value-type="string">
            <text:p>„Ausdauer“</text:p>
          </table:table-cell>
          <table:table-cell table:style-name="ce18" office:value-type="string" calcext:value-type="string">
            <text:p>Die Summe der Themen-Anteile darf maximal 100 betragen!</text:p>
          </table:table-cell>
          <table:table-cell table:style-name="ce20" office:value-type="string" calcext:value-type="string">
            <text:p>🗸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Ä81</text:p>
          </table:table-cell>
          <table:table-cell office:value-type="string" calcext:value-type="string">
            <text:p>Themen</text:p>
          </table:table-cell>
          <table:table-cell office:value-type="string" calcext:value-type="string">
            <text:p>Liste: 60% Laufen (Joggen), 40% Sprints</text:p>
          </table:table-cell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gÄ91 uÄ101 gÄ111</text:p>
          </table:table-cell>
          <table:table-cell table:style-name="ce16" office:value-type="float" office:value="60" calcext:value-type="float" table:number-columns-spanned="2" table:number-rows-spanned="1">
            <text:p>60</text:p>
          </table:table-cell>
          <table:covered-table-cell table:style-name="ce26"/>
          <table:table-cell table:style-name="ce26" office:value-type="string" calcext:value-type="string">
            <text:p>„“</text:p>
          </table:table-cell>
          <table:table-cell table:style-name="ce26" office:value-type="string" calcext:value-type="string">
            <text:p>„Ausdauer“</text:p>
          </table:table-cell>
          <table:table-cell table:style-name="ce18" office:value-type="string" calcext:value-type="string">
            <text:p>Bitte geben Sie eine Bezeichnung und einen Schwerpunkt an.</text:p>
          </table:table-cell>
          <table:table-cell table:style-name="ce20" office:value-type="string" calcext:value-type="string">
            <text:p>🗸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Ä81</text:p>
          </table:table-cell>
          <table:table-cell office:value-type="string" calcext:value-type="string">
            <text:p>keine Themen</text:p>
          </table:table-cell>
          <table:table-cell office:value-type="string" calcext:value-type="string">
            <text:p>leere Liste</text:p>
          </table:table-cell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gÄ91 gÄ101 uÄ111</text:p>
          </table:table-cell>
          <table:table-cell table:style-name="ce16" office:value-type="float" office:value="60" calcext:value-type="float" table:number-columns-spanned="2" table:number-rows-spanned="1">
            <text:p>60</text:p>
          </table:table-cell>
          <table:covered-table-cell table:style-name="ce26"/>
          <table:table-cell table:style-name="ce26" office:value-type="string" calcext:value-type="string">
            <text:p>„Laufen“</text:p>
          </table:table-cell>
          <table:table-cell table:style-name="ce26" office:value-type="string" calcext:value-type="string">
            <text:p>„“</text:p>
          </table:table-cell>
          <table:table-cell table:style-name="ce18" office:value-type="string" calcext:value-type="string">
            <text:p>Bitte geben Sie eine Bezeichnung und einen Schwerpunkt an.</text:p>
          </table:table-cell>
          <table:table-cell table:style-name="ce20" office:value-type="string" calcext:value-type="string">
            <text:p>🗸 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6" office:value-type="string" calcext:value-type="string">
            <text:p>Thema</text:p>
          </table:table-cell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6" office:value-type="string" calcext:value-type="string">
            <text:p>Anteil-Test</text:p>
          </table:table-cell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Ä91</text:p>
          </table:table-cell>
          <table:table-cell office:value-type="string" calcext:value-type="string">
            <text:p>Zahl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91</text:p>
          </table:table-cell>
          <table:table-cell office:value-type="string" calcext:value-type="string">
            <text:p>keine Zahl</text:p>
          </table:table-cell>
          <table:table-cell office:value-type="string" calcext:value-type="string">
            <text:p>„Test“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92</text:p>
          </table:table-cell>
          <table:table-cell office:value-type="string" calcext:value-type="string">
            <text:p>Zahl &gt; 100</text:p>
          </table:table-cell>
          <table:table-cell office:value-type="float" office:value="120" calcext:value-type="float">
            <text:p>120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93</text:p>
          </table:table-cell>
          <table:table-cell office:value-type="string" calcext:value-type="string">
            <text:p>Zahl &lt; 0</text:p>
          </table:table-cell>
          <table:table-cell office:value-type="float" office:value="-10" calcext:value-type="float">
            <text:p>-10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94</text:p>
          </table:table-cell>
          <table:table-cell office:value-type="string" calcext:value-type="string">
            <text:p>Thema1.Anteil + Thema2.Anteil &gt; 101</text:p>
          </table:table-cell>
          <table:table-cell office:value-type="string" calcext:value-type="string">
            <text:p>51 (+60)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6" office:value-type="string" calcext:value-type="string">
            <text:p>Bezeichnung-Test</text:p>
          </table:table-cell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Ä10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„Laufen“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101</text:p>
          </table:table-cell>
          <table:table-cell office:value-type="string" calcext:value-type="string">
            <text:p>Kein Text</text:p>
          </table:table-cell>
          <table:table-cell office:value-type="string" calcext:value-type="string">
            <text:p>„“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6" office:value-type="string" calcext:value-type="string">
            <text:p>Schwerpunkt-Test</text:p>
          </table:table-cell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Ä1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„Ausdauer“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111</text:p>
          </table:table-cell>
          <table:table-cell office:value-type="string" calcext:value-type="string">
            <text:p>Kein Text</text:p>
          </table:table-cell>
          <table:table-cell office:value-type="string" calcext:value-type="string">
            <text:p>„“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.00.0000</text:date>, <text:time style:data-style-name="N2" text:time-value="10:12:57.23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9:03:52.951000000</meta:creation-date>
    <dc:date>2018-11-27T10:42:11.334000000</dc:date>
    <meta:editing-duration>PT19M14S</meta:editing-duration>
    <meta:editing-cycles>2</meta:editing-cycles>
    <meta:generator>LibreOffice/5.3.7.2$Windows_X86_64 LibreOffice_project/6b8ed514a9f8b44d37a1b96673cbbdd077e24059</meta:generator>
    <meta:document-statistic meta:table-count="1" meta:cell-count="534" meta:object-count="0"/>
  </office:meta>
</office:document-meta>
</file>